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84cm" fo:min-width="4.128cm"/>
    </style:style>
    <style:style style:name="gr2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846cm" fo:min-width="1.532cm"/>
    </style:style>
    <style:style style:name="gr4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end="" draw:marker-end-width="0.3cm" draw:fill="solid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387cm" fo:min-width="5.94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409cm" fo:min-width="5.969cm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99cm" fo:min-width="5.64cm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846cm" fo:min-width="2.35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485cm" fo:min-width="4.4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157cm" fo:min-width="5.20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739cm" fo:min-width="1.207cm"/>
    </style:style>
    <style:style style:name="gr16" style:family="graphic">
      <style:graphic-properties svg:stroke-color="#000000" draw:fill-color="#000000" fo:min-height="0cm" fo:min-width="0cm"/>
    </style:style>
    <style:style style:name="gr17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1.368cm" fo:min-width="1.1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0000"/>
    </style:style>
    <style:style style:name="P7" style:family="paragraph">
      <loext:graphic-properties draw:fill="none" draw:opacity="100%" draw:opacity-name="Transparency_20_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032cm" svg:x="0.492cm" svg:y="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3" draw:id="id3" draw:layer="layout" svg:width="4.572cm" svg:height="1.927cm" svg:x="0.619cm" svg:y="5.826cm">
          <draw:text-box>
            <text:p>Enter the item id</text:p>
          </draw:text-box>
        </draw:frame>
        <draw:custom-shape draw:style-name="gr3" draw:text-style-name="P1" xml:id="id2" draw:id="id2" draw:layer="layout" svg:width="4.064cm" svg:height="4.191cm" svg:x="0.873cm" svg:y="9.38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2" draw:layer="layout" svg:width="2.921cm" svg:height="2.032cm" svg:x="1.508cm" svg:y="10.652cm">
          <draw:text-box>
            <text:p>Is id true</text:p>
          </draw:text-box>
        </draw:frame>
        <draw:connector draw:style-name="gr5" draw:text-style-name="P3" draw:layer="layout" svg:x1="5.318cm" svg:y1="6.715cm" svg:x2="4.937cm" svg:y2="11.478cm" draw:start-shape="id1" draw:start-glue-point="1" draw:end-shape="id2" draw:end-glue-point="7" svg:d="M5318 6715h502v4763h-883" svg:viewBox="0 0 884 4764">
          <text:p/>
        </draw:connector>
        <draw:connector draw:style-name="gr6" draw:text-style-name="P3" draw:layer="layout" svg:x1="2.905cm" svg:y1="7.753cm" svg:x2="2.905cm" svg:y2="9.382cm" draw:start-shape="id3" draw:start-glue-point="2" draw:end-shape="id2" draw:end-glue-point="4" svg:d="M2905 7753v1629" svg:viewBox="0 0 1 1630">
          <text:p/>
        </draw:connector>
        <draw:connector draw:style-name="gr6" draw:text-style-name="P3" draw:layer="layout" svg:x1="2.969cm" svg:y1="2.524cm" svg:x2="2.905cm" svg:y2="5.826cm" draw:start-shape="id4" draw:start-glue-point="8" draw:end-shape="id3" draw:end-glue-point="0" svg:d="M2969 2524v1652h-64v1650" svg:viewBox="0 0 65 3303">
          <text:p/>
        </draw:connector>
        <draw:frame draw:style-name="gr4" draw:text-style-name="P2" draw:layer="layout" svg:width="2.921cm" svg:height="2.032cm" svg:x="4.937cm" svg:y="8.112cm">
          <draw:text-box>
            <text:p>false</text:p>
          </draw:text-box>
        </draw:frame>
        <draw:custom-shape draw:style-name="gr7" draw:text-style-name="P1" xml:id="id5" draw:id="id5" draw:layer="layout" svg:width="6.731cm" svg:height="2.921cm" svg:x="-0.27cm" svg:y="14.97cm">
          <text:p/>
          <draw:enhanced-geometry svg:viewBox="0 0 21600 21600" draw:path-stretchpoint-x="10800" draw:path-stretchpoint-y="10800" draw:text-areas="?f3 ?f4 ?f5 ?f6" draw:type="round-rectangle" draw:modifiers="3311.70431211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.461cm" svg:height="2.032cm" svg:x="0.365cm" svg:y="15.097cm">
          <draw:text-box>
            <text:p>Enter the amount want to sell</text:p>
          </draw:text-box>
        </draw:frame>
        <draw:connector draw:style-name="gr6" draw:text-style-name="P3" draw:layer="layout" svg:x1="2.905cm" svg:y1="13.573cm" svg:x2="3.095cm" svg:y2="14.97cm" draw:start-shape="id2" draw:start-glue-point="6" draw:end-shape="id5" draw:end-glue-point="0" svg:d="M2905 13573v698h190v699" svg:viewBox="0 0 191 1398">
          <text:p/>
        </draw:connector>
        <draw:custom-shape draw:style-name="gr3" draw:text-style-name="P1" xml:id="id6" draw:id="id6" draw:layer="layout" svg:width="4.064cm" svg:height="4.191cm" svg:x="1.381cm" svg:y="20.0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2" draw:layer="layout" svg:width="2.921cm" svg:height="2.032cm" svg:x="2.016cm" svg:y="21.066cm">
          <draw:text-box>
            <text:p>Is there amount</text:p>
          </draw:text-box>
        </draw:frame>
        <draw:connector draw:style-name="gr6" draw:text-style-name="P3" draw:layer="layout" svg:x1="3.095cm" svg:y1="17.891cm" svg:x2="3.413cm" svg:y2="20.05cm" draw:start-shape="id5" draw:start-glue-point="2" draw:end-shape="id6" draw:end-glue-point="4" svg:d="M3095 17891v1079h318v1080" svg:viewBox="0 0 319 2160">
          <text:p/>
        </draw:connector>
        <draw:custom-shape draw:style-name="gr8" draw:text-style-name="P1" xml:id="id7" draw:id="id7" draw:layer="layout" svg:width="6.731cm" svg:height="2.921cm" svg:x="7.604cm" svg:y="21.193cm">
          <text:p/>
          <draw:enhanced-geometry svg:viewBox="0 0 21600 21600" draw:path-stretchpoint-x="10800" draw:path-stretchpoint-y="10800" draw:text-areas="?f3 ?f4 ?f5 ?f6" draw:type="round-rectangle" draw:modifiers="3311.70431211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xml:id="id8" draw:id="id8" draw:layer="layout" svg:width="5.461cm" svg:height="2.384cm" svg:x="8.239cm" svg:y="21.32cm">
          <draw:text-box>
            <text:p>Message the amount is not enough</text:p>
          </draw:text-box>
        </draw:frame>
        <draw:connector draw:style-name="gr6" draw:text-style-name="P3" draw:layer="layout" svg:x1="5.445cm" svg:y1="22.146cm" svg:x2="7.604cm" svg:y2="22.653cm" draw:start-shape="id6" draw:start-glue-point="7" draw:end-shape="id7" draw:end-glue-point="3" svg:d="M5445 22146h1080v507h1079" svg:viewBox="0 0 2160 508">
          <text:p/>
        </draw:connector>
        <draw:connector draw:style-name="gr6" draw:text-style-name="P3" draw:layer="layout" svg:x1="10.969cm" svg:y1="21.32cm" svg:x2="6.461cm" svg:y2="16.43cm" draw:start-shape="id8" draw:start-glue-point="0" draw:end-shape="id5" draw:end-glue-point="1" svg:d="M10969 21320v-4890h-4508" svg:viewBox="0 0 4509 4891">
          <text:p/>
        </draw:connector>
        <draw:frame draw:style-name="gr4" draw:text-style-name="P2" draw:layer="layout" svg:width="2.921cm" svg:height="2.032cm" svg:x="1.889cm" svg:y="13.446cm">
          <draw:text-box>
            <text:p>true</text:p>
          </draw:text-box>
        </draw:frame>
        <draw:custom-shape draw:style-name="gr10" draw:text-style-name="P4" xml:id="id9" draw:id="id9" draw:layer="layout" svg:width="6.35cm" svg:height="2.159cm" svg:x="0.492cm" svg:y="25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3.413cm" svg:y1="24.241cm" svg:x2="3.667cm" svg:y2="25.765cm" draw:start-shape="id6" draw:start-glue-point="6" draw:end-shape="id9" draw:end-glue-point="0" svg:d="M3413 24241v762h254v762" svg:viewBox="0 0 255 1525">
          <text:p/>
        </draw:connector>
        <draw:frame draw:style-name="gr11" draw:text-style-name="P2" draw:layer="layout" svg:width="2.032cm" svg:height="1.27cm" svg:x="2.651cm" svg:y="24.114cm">
          <draw:text-box>
            <text:p>true</text:p>
          </draw:text-box>
        </draw:frame>
        <draw:frame draw:style-name="gr4" draw:text-style-name="P2" draw:layer="layout" svg:width="2.921cm" svg:height="2.032cm" svg:x="5.318cm" svg:y="21.701cm">
          <draw:text-box>
            <text:p>false</text:p>
          </draw:text-box>
        </draw:frame>
        <draw:frame draw:style-name="gr4" draw:text-style-name="P2" xml:id="id10" draw:id="id10" draw:layer="layout" svg:width="5.461cm" svg:height="2.032cm" svg:x="1cm" svg:y="25.892cm">
          <draw:text-box>
            <text:p>Add card info</text:p>
          </draw:text-box>
        </draw:frame>
        <draw:custom-shape draw:style-name="gr12" draw:text-style-name="P1" xml:id="id11" draw:id="id11" draw:layer="layout" svg:width="5.715cm" svg:height="4.191cm" svg:x="2.016cm" svg:y="29.06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2" draw:layer="layout" svg:width="3.937cm" svg:height="2.384cm" svg:x="3.159cm" svg:y="29.909cm">
          <draw:text-box>
            <text:p>Is the money is enought</text:p>
          </draw:text-box>
        </draw:frame>
        <draw:connector draw:style-name="gr6" draw:text-style-name="P3" draw:layer="layout" svg:x1="3.73cm" svg:y1="27.924cm" svg:x2="4.873cm" svg:y2="29.067cm" draw:start-shape="id10" draw:start-glue-point="2" draw:end-shape="id11" draw:end-glue-point="4" svg:d="M3730 27924v571h1143v572" svg:viewBox="0 0 1144 1144">
          <text:p/>
        </draw:connector>
        <draw:custom-shape draw:style-name="gr13" draw:text-style-name="P1" xml:id="id12" draw:id="id12" draw:layer="layout" svg:width="5.08cm" svg:height="1.905cm" svg:x="9.255cm" svg:y="29.829cm">
          <text:p/>
          <draw:enhanced-geometry svg:viewBox="0 0 21600 21600" draw:path-stretchpoint-x="10800" draw:path-stretchpoint-y="10800" draw:text-areas="?f3 ?f4 ?f5 ?f6" draw:type="round-rectangle" draw:modifiers="3311.70431211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.461cm" svg:height="2.032cm" svg:x="9.89cm" svg:y="29.956cm">
          <draw:text-box>
            <text:p>message There is no money</text:p>
          </draw:text-box>
        </draw:frame>
        <draw:connector draw:style-name="gr6" draw:text-style-name="P3" draw:layer="layout" svg:x1="7.731cm" svg:y1="31.163cm" svg:x2="9.255cm" svg:y2="30.781cm" draw:start-shape="id11" draw:start-glue-point="7" draw:end-shape="id12" draw:end-glue-point="3" svg:d="M7731 31163h762v-382h762" svg:viewBox="0 0 1525 383">
          <text:p/>
        </draw:connector>
        <draw:connector draw:style-name="gr6" draw:text-style-name="P3" draw:layer="layout" svg:x1="11.795cm" svg:y1="29.829cm" svg:x2="6.842cm" svg:y2="26.844cm" draw:start-shape="id12" draw:start-glue-point="0" draw:end-shape="id9" draw:end-glue-point="1" svg:d="M11795 29829v-2985h-4953" svg:viewBox="0 0 4954 2986">
          <text:p/>
        </draw:connector>
        <draw:custom-shape draw:style-name="gr14" draw:text-style-name="P1" xml:id="id13" draw:id="id13" draw:layer="layout" svg:width="5.969cm" svg:height="2.667cm" svg:x="1.508cm" svg:y="34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4.873cm" svg:y1="33.258cm" svg:x2="4.492cm" svg:y2="34.909cm" draw:start-shape="id11" draw:start-glue-point="6" draw:end-shape="id13" draw:end-glue-point="0" svg:d="M4873 33258v825h-381v826" svg:viewBox="0 0 382 1652">
          <text:p/>
        </draw:connector>
        <draw:frame draw:style-name="gr4" draw:text-style-name="P2" draw:layer="layout" svg:width="5.461cm" svg:height="2.032cm" svg:x="1.762cm" svg:y="35.163cm">
          <draw:text-box>
            <text:p>The operation done </text:p>
          </draw:text-box>
        </draw:frame>
        <draw:connector draw:style-name="gr6" draw:text-style-name="P3" draw:layer="layout" svg:x1="7.477cm" svg:y1="36.242cm" svg:x2="21.066cm" svg:y2="39.227cm" draw:start-shape="id13" draw:start-glue-point="1" draw:end-shape="id14" draw:end-glue-point="3" svg:d="M7477 36242h6795v2985h6794" svg:viewBox="0 0 13590 2986">
          <text:p/>
        </draw:connector>
        <draw:custom-shape draw:style-name="gr15" draw:text-style-name="P5" xml:id="id4" draw:id="id4" draw:layer="layout" svg:width="2.413cm" svg:height="1.397cm" svg:x="1.762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custom-shape draw:name="ActivityFinalInside" draw:style-name="gr16" draw:text-style-name="P6" draw:layer="layout" svg:width="1cm" svg:height="1cm" svg:x="21.701cm" svg:y="38.719cm">
            <draw:glue-point draw:id="4" svg:x="0cm" svg:y="0cm"/>
            <text:p/>
            <draw:enhanced-geometry svg:viewBox="0 0 1000 1000" draw:type="NonPrimitive" draw:enhanced-path="U 500 500 700 700 0 360 Z N"/>
          </draw:custom-shape>
          <draw:custom-shape draw:style-name="gr17" draw:text-style-name="P7" draw:layer="layout" svg:width="2.286cm" svg:height="2.286cm" svg:x="21.066cm" svg:y="38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3:26:52.219433922</meta:creation-date>
    <dc:date>2021-12-14T07:46:47.884381372</dc:date>
    <meta:editing-duration>PT20M35S</meta:editing-duration>
    <meta:editing-cycles>2</meta:editing-cycles>
    <meta:generator>LibreOffice/6.4.7.2$Linux_X86_64 LibreOffice_project/40$Build-2</meta:generator>
    <meta:document-statistic meta:object-count="39"/>
  </office:meta>
</office:document-meta>
</file>